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a91d" officeooo:paragraph-rsid="0015a91d"/>
    </style:style>
    <style:style style:name="P2" style:family="paragraph" style:parent-style-name="Standard">
      <style:paragraph-properties fo:text-align="justify" style:justify-single-word="false"/>
      <style:text-properties officeooo:rsid="0015a91d" officeooo:paragraph-rsid="0015a91d"/>
    </style:style>
    <style:style style:name="P3" style:family="paragraph" style:parent-style-name="Standard">
      <style:text-properties officeooo:rsid="0017053d" officeooo:paragraph-rsid="0017053d"/>
    </style:style>
    <style:style style:name="P4" style:family="paragraph" style:parent-style-name="Standard">
      <style:paragraph-properties fo:text-align="justify" style:justify-single-word="false"/>
      <style:text-properties officeooo:rsid="0017053d" officeooo:paragraph-rsid="0017053d"/>
    </style:style>
    <style:style style:name="P5" style:family="paragraph" style:parent-style-name="Standard">
      <style:text-properties officeooo:rsid="0018e406" officeooo:paragraph-rsid="0018e406"/>
    </style:style>
    <style:style style:name="P6" style:family="paragraph" style:parent-style-name="Standard">
      <style:paragraph-properties fo:text-align="justify" style:justify-single-word="false"/>
      <style:text-properties officeooo:rsid="0018e406" officeooo:paragraph-rsid="0018e406"/>
    </style:style>
    <style:style style:name="P7" style:family="paragraph" style:parent-style-name="Standard">
      <style:text-properties officeooo:rsid="001ad56d" officeooo:paragraph-rsid="001ad56d"/>
    </style:style>
    <style:style style:name="P8" style:family="paragraph" style:parent-style-name="Standard">
      <loext:graphic-properties draw:fill="solid" draw:fill-color="#000000"/>
      <style:paragraph-properties fo:background-color="#000000"/>
      <style:text-properties officeooo:rsid="001ad56d" officeooo:paragraph-rsid="001ad56d"/>
    </style:style>
    <style:style style:name="P9" style:family="paragraph" style:parent-style-name="Standard">
      <style:paragraph-properties fo:text-align="justify" style:justify-single-word="false"/>
      <style:text-properties officeooo:rsid="001ad56d" officeooo:paragraph-rsid="001ad56d"/>
    </style:style>
    <style:style style:name="P10" style:family="paragraph" style:parent-style-name="Standard">
      <style:paragraph-properties fo:text-align="center" style:justify-single-word="false"/>
      <style:text-properties fo:color="#099cec" fo:font-size="16pt" fo:font-weight="bold" officeooo:rsid="0015a91d" officeooo:paragraph-rsid="0015a91d" style:font-size-asian="16pt" style:font-weight-asian="bold" style:font-size-complex="16pt" style:font-weight-complex="bold"/>
    </style:style>
    <style:style style:name="P11" style:family="paragraph" style:parent-style-name="Standard">
      <style:text-properties fo:color="#099cec" style:font-name="FreeSans" fo:font-size="14pt" fo:font-weight="bold" officeooo:rsid="0015a91d" officeooo:paragraph-rsid="0015a91d" style:font-size-asian="14pt" style:font-weight-asian="bold" style:font-size-complex="14pt" style:font-weight-complex="bold"/>
    </style:style>
    <style:style style:name="P12" style:family="paragraph" style:parent-style-name="Standard">
      <style:text-properties fo:color="#099cec" style:font-name="FreeSans" fo:font-size="14pt" fo:font-weight="bold" officeooo:rsid="0017053d" officeooo:paragraph-rsid="0017053d" style:font-size-asian="14pt" style:font-weight-asian="bold" style:font-size-complex="14pt" style:font-weight-complex="bold"/>
    </style:style>
    <style:style style:name="P13" style:family="paragraph" style:parent-style-name="Standard">
      <style:text-properties fo:color="#099cec" style:font-name="FreeSans" fo:font-size="14pt" fo:font-weight="bold" officeooo:rsid="001ad56d" officeooo:paragraph-rsid="001ad56d" style:font-size-asian="14pt" style:font-weight-asian="bold" style:font-size-complex="14pt" style:font-weight-complex="bold"/>
    </style:style>
    <style:style style:name="P14" style:family="paragraph" style:parent-style-name="Standard">
      <style:paragraph-properties fo:text-align="justify" style:justify-single-word="false"/>
      <style:text-properties officeooo:paragraph-rsid="0017053d"/>
    </style:style>
    <style:style style:name="P15" style:family="paragraph" style:parent-style-name="Standard">
      <style:paragraph-properties fo:text-align="justify" style:justify-single-word="false"/>
      <style:text-properties officeooo:rsid="0017053d" officeooo:paragraph-rsid="0017053d"/>
    </style:style>
    <style:style style:name="P16" style:family="paragraph" style:parent-style-name="Standard" style:list-style-name="L1">
      <style:paragraph-properties fo:text-align="justify" style:justify-single-word="false"/>
      <style:text-properties officeooo:rsid="0017053d" officeooo:paragraph-rsid="0017053d"/>
    </style:style>
    <style:style style:name="P17" style:family="paragraph" style:parent-style-name="Standard">
      <loext:graphic-properties draw:fill="solid" draw:fill-color="#23262e"/>
      <style:paragraph-properties fo:background-color="#23262e"/>
      <style:text-properties officeooo:rsid="0017053d" officeooo:paragraph-rsid="0017053d"/>
    </style:style>
    <style:style style:name="P18" style:family="paragraph" style:parent-style-name="Standard" style:list-style-name="L2">
      <style:paragraph-properties fo:text-align="start" style:justify-single-word="false"/>
      <style:text-properties officeooo:rsid="0018e406" officeooo:paragraph-rsid="0018e406"/>
    </style:style>
    <style:style style:name="P19" style:family="paragraph" style:parent-style-name="Standard" style:list-style-name="L3">
      <style:paragraph-properties fo:text-align="start" style:justify-single-word="false"/>
      <style:text-properties officeooo:rsid="0018e406" officeooo:paragraph-rsid="0018e406"/>
    </style:style>
    <style:style style:name="P20" style:family="paragraph" style:parent-style-name="Standard" style:list-style-name="L3">
      <style:paragraph-properties fo:text-align="start" style:justify-single-word="false"/>
      <style:text-properties officeooo:paragraph-rsid="0018e406"/>
    </style:style>
    <style:style style:name="P21" style:family="paragraph" style:parent-style-name="Standard" style:list-style-name="L3">
      <style:text-properties officeooo:rsid="001ad56d" officeooo:paragraph-rsid="001ad56d"/>
    </style:style>
    <style:style style:name="P22" style:family="paragraph" style:parent-style-name="Standard">
      <loext:graphic-properties draw:fill="solid" draw:fill-color="#23262e"/>
      <style:paragraph-properties fo:background-color="#23262e"/>
      <style:text-properties officeooo:paragraph-rsid="0017053d"/>
    </style:style>
    <style:style style:name="T1" style:family="text">
      <style:text-properties officeooo:rsid="0017053d"/>
    </style:style>
    <style:style style:name="T2" style:family="text">
      <style:text-properties officeooo:rsid="0018e406"/>
    </style:style>
    <style:style style:name="T3" style:family="text">
      <style:text-properties officeooo:rsid="001ad56d"/>
    </style:style>
    <style:style style:name="T4" style:family="text">
      <style:text-properties officeooo:rsid="001bd890"/>
    </style:style>
    <style:style style:name="T5" style:family="text">
      <style:text-properties fo:background-color="#dddddd" loext:char-shading-value="0"/>
    </style:style>
    <style:style style:name="T6" style:family="text">
      <style:text-properties fo:font-weight="bold" style:font-weight-asian="bold" style:font-weight-complex="bold"/>
    </style:style>
    <style:style style:name="T7" style:family="text">
      <style:text-properties fo:font-weight="bold" officeooo:rsid="0018e406" style:font-weight-asian="bold" style:font-weight-complex="bold"/>
    </style:style>
    <style:style style:name="T8" style:family="text">
      <style:text-properties fo:background-color="#ffffff" loext:char-shading-value="0"/>
    </style:style>
    <style:style style:name="T9" style:family="text">
      <style:text-properties fo:background-color="#ffffff" loext:char-shading-value="0"/>
    </style:style>
    <style:style style:name="T10" style:family="text">
      <style:text-properties fo:background-color="transparent" loext:char-shading-value="0"/>
    </style:style>
    <style:style style:name="T11" style:family="text">
      <style:text-properties fo:background-color="transparent" loext:char-shading-value="0"/>
    </style:style>
    <style:style style:name="T12" style:family="text">
      <style:text-properties fo:color="#c64fd7"/>
    </style:style>
    <style:style style:name="T13" style:family="text">
      <style:text-properties fo:color="#c64fd7" officeooo:rsid="0017053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ocker Images</text:p>
      <text:p text:style-name="P1"/>
      <text:p text:style-name="P2">Neste tópico vamos aprender como criar nossas próprias imagens.</text:p>
      <text:p text:style-name="P2">É importante sabermos como criar nossas próprias imagens pois pode haver casos em que precisemos de uma imagem que não existe no Docker Hub ou no caso de querermos conteinerizar nossas próprias aplicações.</text:p>
      <text:p text:style-name="P2">Para este tópico, vamos utilizar como exemplo uma API construída em Node.js.</text:p>
      <text:p text:style-name="P1"/>
      <text:p text:style-name="P11">Preparação</text:p>
      <text:p text:style-name="P1"/>
      <text:p text:style-name="P4">Antes de começarmos a criação da imagem, precisamos organizar em nossa cabeça um passo a passo do que teríamos que fazer manualmente para realizar o deploy de uma aplicação Node.js:</text:p>
      <text:p text:style-name="P14"/>
      <text:list xml:id="list2192199864" text:style-name="L1">
        <text:list-item>
          <text:p text:style-name="P16">Definir o sistema operacional a ser utilizado (estaremos utilizando o Ubuntu neste exemplo).</text:p>
        </text:list-item>
        <text:list-item>
          <text:p text:style-name="P16">Instalar o Node.js.</text:p>
        </text:list-item>
        <text:list-item>
          <text:p text:style-name="P16">Instalar as dependências do Node.js utilizando <text:span text:style-name="T11">npm install</text:span> ou <text:span text:style-name="T11">yarn</text:span>.</text:p>
        </text:list-item>
        <text:list-item>
          <text:p text:style-name="P16">Rodar o servidor utilizando o comando <text:span text:style-name="T11">yarn dev</text:span> (com o script já configurado no package.json).</text:p>
        </text:list-item>
      </text:list>
      <text:p text:style-name="P4"/>
      <text:p text:style-name="P4">Agora que já sabemos o passo a passo, criaremos um Dockerfile utilizando esses passos.</text:p>
      <text:p text:style-name="P3"/>
      <text:p text:style-name="P12">Dockerfile</text:p>
      <text:p text:style-name="P3"/>
      <text:p text:style-name="P4">O <text:span text:style-name="T6">Dockerfile</text:span> é um arquivo de texto escrito em um formato específico que contém as etapas a serem seguidas para a criação de uma imagem.</text:p>
      <text:p text:style-name="P4">Sua estrutura é bem simples: INSTRUÇÃO argumento.</text:p>
      <text:p text:style-name="P3"/>
      <text:p text:style-name="P17"><text:tab/><text:span text:style-name="T12">FROM</text:span> ubuntu:latest</text:p>
      <text:p text:style-name="P17"/>
      <text:p text:style-name="P17"><text:tab/><text:span text:style-name="T12">RUN</text:span> cd ~</text:p>
      <text:p text:style-name="P22"><text:span text:style-name="T1"><text:tab/></text:span><text:span text:style-name="T13">RUN</text:span><text:span text:style-name="T1"> curl -sL https://deb.nodesource.com/setup_12.x | sudo -E bash -</text:span></text:p>
      <text:p text:style-name="P17"><text:tab/><text:span text:style-name="T12">RUN</text:span> sudo apt-get install -y nodejs</text:p>
      <text:p text:style-name="P17"/>
      <text:p text:style-name="P17"><text:tab/><text:span text:style-name="T12">WORKDIR</text:span> my-project</text:p>
      <text:p text:style-name="P17"/>
      <text:p text:style-name="P17"><text:tab/><text:span text:style-name="T12">COPY</text:span> . <text:span text:style-name="T2">m</text:span>y-project-api</text:p>
      <text:p text:style-name="P17"/>
      <text:p text:style-name="P17"><text:tab/><text:span text:style-name="T12">ENTRYPOINT</text:span> yarn</text:p>
      <text:p text:style-name="P3"/>
      <text:p text:style-name="P4">Por convenção, <text:span text:style-name="T2">o nome da instrução é escrito com letras maiúsculas e os argumentos são escritos com letras minúsculas.</text:span></text:p>
      <text:p text:style-name="P6">Vamos ver agora um pouco mais a respeito sobre cada um dos comandos utilizados no exemplo acima:</text:p>
      <text:p text:style-name="P5"/>
      <text:list xml:id="list3147843438" text:style-name="L2">
        <text:list-item>
          <text:p text:style-name="P18"><text:span text:style-name="T6">FROM</text:span><text:line-break/><text:line-break/>A instrução FROM define a imagem base a ser utilizada para as instruções subsequentes. Toda imagem é baseada em outra imagem e, por esse motivo, FROM é sempre a primeira instrução de um Dockerfile.<text:line-break/></text:p>
        </text:list-item>
      </text:list>
      <text:list xml:id="list4177784652" text:style-name="L3">
        <text:list-item>
          <text:p text:style-name="P19"><text:span text:style-name="T6">RUN</text:span><text:line-break/><text:line-break/><text:soft-page-break/>A instrução RUN instrui o Docker a executar um comando na imagem base. No exemplo acima, utilizamos comandos para instalar o Node.js e para instalar as dependências da aplicação em um momento seguinte.<text:line-break/>Poderíamos ter utilizado uma imagem já pronta do próprio Node.js que, por sua vez, já é baseada em uma imagem de SO. Preferimos partir de uma imagem de SO para detalharmos todos os passos necessários para fazer esta imagem funcionar sem se basear em qualquer outra imagem de outra aplicação.<text:line-break/></text:p>
        </text:list-item>
        <text:list-item>
          <text:p text:style-name="P19"><text:span text:style-name="T6">WORKDIR</text:span><text:line-break/><text:line-break/>A instrução WORKDIR define o diretório a ser utilizado pelas instruções RUN, CMD, ENTRYPOINT, COPY e ADD que o seguem no Dockerfile. No exemplo acima, definimos o diretório my-project como sendo este diretório.<text:line-break/></text:p>
        </text:list-item>
        <text:list-item>
          <text:p text:style-name="P20"><text:span text:style-name="T7">COPY</text:span><text:span text:style-name="T2"><text:line-break/><text:line-break/>A instrução COPY copia os arquivos do sistema de arquivos local para o </text:span><text:span text:style-name="T3">sistema de arquivos do </text:span><text:span text:style-name="T2">contêiner criado pela nossa imagem. O primeiro argumento é o caminho para os arquivos do sistema local e o segundo argumento é o caminho </text:span><text:span text:style-name="T3">do sistema de arquivos</text:span><text:span text:style-name="T2"> do contêiner para onde os arquivos serão copiados.<text:line-break/>No exemplo acima, estamos utilizando o wildcard ponto (.) que instrui o Docker a copiar todos os arquivos do diretório atual, onde se encontra o Dockerfile, para dentro do diretório my-project-api quando o contêiner estiver rodando. Como estamos utilizando um caminho relativo, o Docker automaticamente tratará o diretório atual como sendo o diretório definido na instrução WORKDIR (my-project).<text:line-break/></text:span></text:p>
        </text:list-item>
        <text:list-item>
          <text:p text:style-name="P21"><text:span text:style-name="T6">ENTRYPOINT</text:span><text:line-break/><text:line-break/>A instrução ENTRYPOINT nos permite definir um comando que será executado logo após o contêiner inicializar. No exemplo acima, após o contêiner ser inicializado, o comando yarn será executado para rodar nossa API.</text:p>
        </text:list-item>
      </text:list>
      <text:p text:style-name="P7"/>
      <text:p text:style-name="P13">docker build</text:p>
      <text:p text:style-name="P7"/>
      <text:p text:style-name="P9">O comando docker build contrói uma imagem a partir de um Dockerfile:</text:p>
      <text:p text:style-name="P7"/>
      <text:p text:style-name="P8"><text:tab/>docker build Dockerfile</text:p>
      <text:p text:style-name="P7"/>
      <text:p text:style-name="P9">Podemos utilizar a flag <text:span text:style-name="T5">-f</text:span> para apontar para um Dockerfile em lugar diferente do sistema de arquivos:</text:p>
      <text:p text:style-name="P7"/>
      <text:p text:style-name="P8"><text:tab/>docker build -f /path/to/Dockerfile</text:p>
      <text:p text:style-name="P7"/>
      <text:p text:style-name="P9">Podemos utilizar a flag <text:span text:style-name="T5">-t</text:span> para especificar um repositório que queremos salvar a nova imagem se o build ocorrer com sucesso:</text:p>
      <text:p text:style-name="P7"/>
      <text:p text:style-name="P8"><text:tab/>docker build -t cesarjnr/my-app</text:p>
      <text:p text:style-name="P7"/>
      <text:p text:style-name="P13">docker history</text:p>
      <text:p text:style-name="P7"/>
      <text:p text:style-name="P7">O comando docker history exibe o histórico das etapas do Dockerfile ao construir uma imagem:</text:p>
      <text:p text:style-name="P7"/>
      <text:p text:style-name="P8"><text:soft-page-break/><text:tab/><text:span text:style-name="T4">docker history image-nam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1T15:46:53.284304218</meta:creation-date>
    <dc:date>2021-03-17T20:51:48.581647585</dc:date>
    <meta:editing-duration>PT42M35S</meta:editing-duration>
    <meta:editing-cycles>13</meta:editing-cycles>
    <meta:generator>LibreOffice/6.4.6.2$Linux_X86_64 LibreOffice_project/40$Build-2</meta:generator>
    <meta:document-statistic meta:table-count="0" meta:image-count="0" meta:object-count="0" meta:page-count="3" meta:paragraph-count="38" meta:word-count="629" meta:character-count="3897" meta:non-whitespace-character-count="3295"/>
  </office:meta>
</office:document-meta>
</file>